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E</mi>
        <mi>n</mi>
      </msub>
      <mrow>
        <mi/>
        <mo stretchy="false">=</mo>
        <mrow>
          <mi/>
          <mo stretchy="false">−</mo>
          <mi/>
        </mrow>
      </mrow>
      <mfrac>
        <mrow>
          <msup>
            <mi>Z</mi>
            <mn>2</mn>
          </msup>
          <msub>
            <mi>E</mi>
            <mtext>R</mtext>
          </msub>
        </mrow>
        <msup>
          <mi>n</mi>
          <mn>2</mn>
        </msup>
      </mfrac>
      <mi/>
      <mtext> ; </mtext>
      <mi/>
      <mi>n</mi>
      <mrow>
        <mi/>
        <mo stretchy="false">=</mo>
        <mi/>
      </mrow>
      <mn>1</mn>
      <mi>,</mi>
      <mn>2</mn>
      <mi>,</mi>
      <mn>3</mn>
      <mi>,</mi>
      <mo stretchy="false">…</mo>
    </mrow>
    <annotation encoding="StarMath 5.0">E _n ~=~ - ` {Z ^2 E _"R"} over n ^2 `" ; "~ n ~=~ 1 , 2 , 3 , dotslow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1:45:40.244000000</meta:creation-date>
    <meta:generator>LibreOffice/4.1.4.2$Windows_x86 LibreOffice_project/0a0440ccc0227ad9829de5f46be37cfb6edcf72</meta:generator>
  </office:meta>
</office:document-meta>
</file>